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incipalIteratorAdapter.PrincipalIteratorAdapter( Collection col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ncipalIteratorAdapter.next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ncipalIteratorAdapter.PrincipalIteratorAdapter( Iterator it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